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Lienhypertexte" style:family="text">
      <style:text-properties style:font-name="inherit" style:font-name-complex="Noto Sans" fo:background-color="#313338"/>
    </style:style>
    <style:style style:name="T3" style:parent-style-name="Lienhypertexte" style:family="text">
      <style:text-properties style:font-name="inherit" style:font-name-complex="Noto Sans" fo:background-color="#313338"/>
    </style:style>
    <style:style style:name="T4" style:parent-style-name="Lienhypertexte" style:family="text">
      <style:text-properties style:font-name="inherit" style:font-name-complex="Noto Sans" fo:background-color="#313338"/>
    </style:style>
  </office:automatic-styles>
  <office:body>
    <office:text text:use-soft-page-breaks="true">
      <text:p text:style-name="P1"><text:a office:title="https://www.figma.com/file/2absCH9QJpvxVyHrk6i5Fr/Untitled?type=design&amp;node-id=0%3A1&amp;mode=design&amp;t=Xyx4Yb5W6JM5HjnE-1" xlink:href="https://www.figma.com/file/2absCH9QJpvxVyHrk6i5Fr/Untitled?type=design&amp;node-id=0%3A1&amp;mode=design&amp;t=Xyx4Yb5W6JM5HjnE-1" office:target-frame-name="_blank" xlink:show="new"><text:span text:style-name="T2">https://www.figma.com/file/2absCH9QJpvxVyHrk6i5Fr/Untitled?type=design&amp;node-id=0%3A1&amp;mode=desig</text:span><text:bookmark-start text:name="_Hlt155558088"/><text:bookmark-start text:name="_Hlt155558089"/><text:span text:style-name="T3">n</text:span><text:bookmark-end text:name="_Hlt155558088"/><text:bookmark-end text:name="_Hlt155558089"/><text:span text:style-name="T4">&amp;t=Xyx4Yb5W6JM5HjnE-1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his CHARTIER (CIR1)</meta:initial-creator>
    <dc:creator>Mathis CHARTIER (CIR1)</dc:creator>
    <meta:creation-date>2024-01-07T21:14:00Z</meta:creation-date>
    <dc:date>2024-01-07T21:15:00Z</dc:date>
    <meta:template xlink:href="Normal.dotm" xlink:type="simple"/>
    <meta:editing-cycles>1</meta:editing-cycles>
    <meta:editing-duration>PT60S</meta:editing-duration>
    <meta:document-statistic meta:page-count="1" meta:paragraph-count="1" meta:word-count="59" meta:character-count="385" meta:row-count="2" meta:non-whitespace-character-count="327"/>
  </office:meta>
</office:document-meta>
</file>